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00000002409E0F84E16EF37302.png" manifest:media-type="image/png"/>
  <manifest:file-entry manifest:full-path="Pictures/10000000000001D8000000CEC318FFDFA7ACD790.jpg" manifest:media-type="image/jpeg"/>
  <manifest:file-entry manifest:full-path="Pictures/100002000000010C000000C17AF960B77B9556CD.png" manifest:media-type="image/png"/>
  <manifest:file-entry manifest:full-path="Pictures/10000000000003240000011CAC6B467F9C91415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Arial" svg:font-family="Arial" style:font-family-generic="roman" style:font-pitch="variable"/>
    <style:font-face style:name="Georgia" svg:font-family="Georgia" style:font-family-generic="roman" style:font-pitch="variable"/>
    <style:font-face style:name="Perpetua Titling MT" svg:font-family="'Perpetua Titling 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in" fo:margin-right="0.3929in" fo:text-align="justify" style:justify-single-word="false" fo:text-indent="0in" style:auto-text-indent="false"/>
      <style:text-properties fo:font-size="9pt" fo:language="es" fo:country="ES" style:font-size-asian="9pt" style:font-size-complex="9pt"/>
    </style:style>
    <style:style style:name="P2" style:family="paragraph" style:parent-style-name="Header">
      <style:paragraph-properties fo:text-align="end" style:justify-single-word="false"/>
    </style:style>
    <style:style style:name="P3" style:family="paragraph" style:parent-style-name="Header">
      <style:paragraph-properties fo:text-align="center" style:justify-single-word="false"/>
      <style:text-properties style:font-name="Perpetua Titling MT" style:language-asian="es" style:country-asian="ES"/>
    </style:style>
    <style:style style:name="P4" style:family="paragraph" style:parent-style-name="Header">
      <style:paragraph-properties fo:line-height="150%" fo:text-align="center" style:justify-single-word="false"/>
      <style:text-properties fo:color="#404040" style:font-name="Times New Roman" fo:font-size="12pt" fo:letter-spacing="0.0138in" fo:language="es" fo:country="ES" style:font-size-asian="12pt" style:language-asian="es" style:country-asian="ES" style:font-name-complex="Times New Roman2" style:font-size-complex="12pt"/>
    </style:style>
    <style:style style:name="P5" style:family="paragraph" style:parent-style-name="Footer">
      <style:paragraph-properties fo:margin-top="0.1945in" fo:margin-bottom="0in" loext:contextual-spacing="false" style:line-height-at-least="0.1665in"/>
    </style:style>
    <style:style style:name="P6" style:family="paragraph" style:parent-style-name="Footer">
      <style:paragraph-properties fo:margin-top="0.1945in" fo:margin-bottom="0in" loext:contextual-spacing="false" style:line-height-at-least="0.1665in" fo:text-align="end" style:justify-single-word="false"/>
    </style:style>
    <style:style style:name="P7" style:family="paragraph" style:parent-style-name="Header">
      <style:paragraph-properties fo:margin-top="0in" fo:margin-bottom="0in" loext:contextual-spacing="false" fo:line-height="100%"/>
    </style:style>
    <style:style style:name="P8" style:family="paragraph" style:parent-style-name="Header">
      <style:paragraph-properties fo:margin-top="0in" fo:margin-bottom="0in" loext:contextual-spacing="false" fo:line-height="100%" fo:text-align="end" style:justify-single-word="false"/>
    </style:style>
    <style:style style:name="P9" style:family="paragraph" style:parent-style-name="Standard">
      <style:text-properties fo:language="es" fo:country="ES"/>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paragraph-properties fo:text-align="justify" style:justify-single-word="false"/>
      <style:text-properties fo:language="es" fo:country="ES"/>
    </style:style>
    <style:style style:name="P12" style:family="paragraph" style:parent-style-name="Standard">
      <style:paragraph-properties fo:text-align="end" style:justify-single-word="false"/>
      <style:text-properties style:font-name="Arial" fo:font-size="16pt" fo:language="es" fo:country="ES" style:font-size-asian="16pt" style:font-name-complex="Arial1" style:font-size-complex="16pt"/>
    </style:style>
    <style:style style:name="P13" style:family="paragraph" style:parent-style-name="Standard">
      <style:text-properties fo:font-size="16pt" fo:language="es" fo:country="ES" style:font-size-asian="16pt" style:font-name-complex="Arial1" style:font-size-complex="16pt"/>
    </style:style>
    <style:style style:name="P14" style:family="paragraph" style:parent-style-name="Standard">
      <style:paragraph-properties fo:text-align="end" style:justify-single-word="false"/>
      <style:text-properties fo:font-size="16pt" fo:language="es" fo:country="ES" style:font-size-asian="16pt" style:font-name-complex="Arial1" style:font-size-complex="16pt"/>
    </style:style>
    <style:style style:name="P15" style:family="paragraph" style:parent-style-name="Standard">
      <style:paragraph-properties fo:text-align="end" style:justify-single-word="false"/>
    </style:style>
    <style:style style:name="P16" style:family="paragraph" style:parent-style-name="Standard">
      <style:paragraph-properties fo:text-align="end" style:justify-single-word="false"/>
      <style:text-properties officeooo:rsid="0013ba8f" officeooo:paragraph-rsid="0013ba8f"/>
    </style:style>
    <style:style style:name="P17" style:family="paragraph" style:parent-style-name="Standard">
      <style:paragraph-properties fo:margin-left="0.3937in" fo:margin-right="0.3929in" fo:text-align="center" style:justify-single-word="false" fo:text-indent="0in" style:auto-text-indent="false"/>
      <style:text-properties officeooo:paragraph-rsid="0013ba8f"/>
    </style:style>
    <style:style style:name="P18" style:family="paragraph" style:parent-style-name="Standard">
      <style:paragraph-properties fo:break-before="page"/>
      <style:text-properties fo:font-size="16pt" fo:language="es" fo:country="ES" style:font-size-asian="16pt" style:font-name-complex="Arial1" style:font-size-complex="16pt"/>
    </style:style>
    <style:style style:name="P19" style:family="paragraph" style:parent-style-name="Standard">
      <style:paragraph-properties fo:break-before="page"/>
      <style:text-properties fo:language="es" fo:country="ES"/>
    </style:style>
    <style:style style:name="P20" style:family="paragraph" style:parent-style-name="Title">
      <style:paragraph-properties fo:text-align="end" style:justify-single-word="false" fo:break-before="page"/>
      <style:text-properties style:font-name="Georgia" fo:language="es" fo:country="ES" style:font-name-complex="Georgia1"/>
    </style:style>
    <style:style style:name="P21" style:family="paragraph" style:parent-style-name="Standard">
      <style:paragraph-properties fo:margin-left="0in" fo:margin-right="0in" fo:text-align="justify" style:justify-single-word="false" fo:text-indent="0.1972in" style:auto-text-indent="false"/>
    </style:style>
    <style:style style:name="P22" style:family="paragraph" style:parent-style-name="Standard">
      <style:paragraph-properties fo:margin-left="0in" fo:margin-right="0in" fo:text-align="justify" style:justify-single-word="false" fo:text-indent="0.1972in" style:auto-text-indent="false"/>
      <style:text-properties fo:language="es" fo:country="ES"/>
    </style:style>
    <style:style style:name="P23" style:family="paragraph" style:parent-style-name="Standard">
      <style:paragraph-properties fo:text-align="center" style:justify-single-word="false"/>
      <style:text-properties fo:font-size="14pt" fo:language="es" fo:country="ES" officeooo:rsid="0013ba8f" officeooo:paragraph-rsid="0013ba8f" style:font-size-asian="14pt" style:font-name-complex="Arial1" style:font-size-complex="14pt"/>
    </style:style>
    <style:style style:name="P24" style:family="paragraph" style:parent-style-name="Standard">
      <style:paragraph-properties fo:text-align="center" style:justify-single-word="false"/>
      <style:text-properties fo:color="#404040" style:font-name="Times New Roman" fo:font-size="12pt" fo:letter-spacing="0.0138in" fo:language="es" fo:country="ES" fo:font-weight="bold" officeooo:rsid="00159c2a" officeooo:paragraph-rsid="00159c2a" style:font-size-asian="12pt" style:language-asian="es" style:country-asian="ES" style:font-weight-asian="bold" style:font-name-complex="Arial1" style:font-size-complex="12pt"/>
    </style:style>
    <style:style style:name="P25" style:family="paragraph" style:parent-style-name="Standard">
      <style:text-properties fo:language="es" fo:country="ES"/>
    </style:style>
    <style:style style:name="P26" style:family="paragraph" style:parent-style-name="Standard">
      <style:text-properties fo:language="es" fo:country="ES" officeooo:rsid="0017cc23" officeooo:paragraph-rsid="0017cc23"/>
    </style:style>
    <style:style style:name="P27" style:family="paragraph" style:parent-style-name="Standard" style:master-page-name="First_20_Page">
      <style:paragraph-properties style:page-number="auto"/>
    </style:style>
    <style:style style:name="P28" style:family="paragraph" style:parent-style-name="Standard">
      <style:paragraph-properties fo:padding-left="0in" fo:padding-right="0in" fo:padding-top="0in" fo:padding-bottom="0.0138in" fo:border="none" style:shadow="none"/>
      <style:text-properties style:font-name="Times New Roman1" officeooo:rsid="00182452" officeooo:paragraph-rsid="00182452"/>
    </style:style>
    <style:style style:name="P29" style:family="paragraph" style:parent-style-name="Standard">
      <style:paragraph-properties fo:padding-left="0in" fo:padding-right="0in" fo:padding-top="0in" fo:padding-bottom="0.0138in" fo:border="none" style:shadow="none"/>
      <style:text-properties style:font-name="Times New Roman1" officeooo:rsid="0018d981" officeooo:paragraph-rsid="0018d981"/>
    </style:style>
    <style:style style:name="P30" style:family="paragraph" style:parent-style-name="Standard">
      <style:paragraph-properties fo:padding-left="0in" fo:padding-right="0in" fo:padding-top="0in" fo:padding-bottom="0.0138in" fo:border="none" style:shadow="none"/>
      <style:text-properties style:font-name="Times New Roman1" officeooo:rsid="001a59dd" officeooo:paragraph-rsid="001a59dd"/>
    </style:style>
    <style:style style:name="P31" style:family="paragraph" style:parent-style-name="Standard">
      <style:paragraph-properties fo:padding-left="0in" fo:padding-right="0in" fo:padding-top="0in" fo:padding-bottom="0.0138in" fo:border="none" style:shadow="none"/>
      <style:text-properties style:font-name="Times New Roman1" fo:font-weight="bold" officeooo:rsid="001a59dd" officeooo:paragraph-rsid="001a59dd" style:font-weight-asian="bold" style:font-weight-complex="bold"/>
    </style:style>
    <style:style style:name="P32" style:family="paragraph" style:parent-style-name="Standard">
      <style:paragraph-properties fo:padding-left="0in" fo:padding-right="0in" fo:padding-top="0in" fo:padding-bottom="0.0138in" fo:border="none" style:shadow="none"/>
      <style:text-properties officeooo:rsid="0018d981" officeooo:paragraph-rsid="0017cc23"/>
    </style:style>
    <style:style style:name="P33" style:family="paragraph" style:parent-style-name="Heading_20_1" style:list-style-name="WWNum4">
      <style:paragraph-properties fo:break-before="page" fo:padding-left="0in" fo:padding-right="0in" fo:padding-top="0in" fo:padding-bottom="0.0138in" fo:border-left="none" fo:border-right="none" fo:border-top="none" fo:border-bottom="0.51pt solid #000000"/>
      <style:text-properties style:font-name="Times New Roman" fo:font-size="26pt" fo:font-weight="normal" officeooo:paragraph-rsid="0017cc23" style:font-size-asian="26pt" style:font-weight-asian="normal" style:font-name-complex="Times New Roman2" style:font-size-complex="26pt"/>
    </style:style>
    <style:style style:name="P34" style:family="paragraph" style:parent-style-name="Header">
      <style:paragraph-properties fo:line-height="150%" fo:text-align="center" style:justify-single-word="false"/>
      <style:text-properties fo:color="#404040" style:font-name="Times New Roman" fo:font-size="16pt" fo:letter-spacing="0.0138in" fo:language="es" fo:country="ES" style:font-size-asian="16pt" style:language-asian="es" style:country-asian="ES" style:font-name-complex="Times New Roman2" style:font-size-complex="16pt"/>
    </style:style>
    <style:style style:name="P35" style:family="paragraph" style:parent-style-name="Title">
      <style:paragraph-properties fo:text-align="end" style:justify-single-word="false" fo:break-before="page"/>
      <style:text-properties style:font-name="Georgia" fo:language="es" fo:country="ES" officeooo:rsid="0013ba8f" officeooo:paragraph-rsid="0013ba8f" style:font-name-complex="Georgia1"/>
    </style:style>
    <style:style style:name="P36" style:family="paragraph" style:parent-style-name="Title">
      <style:paragraph-properties fo:text-align="end" style:justify-single-word="false"/>
      <style:text-properties style:font-name="Georgia" style:font-name-complex="Georgia1"/>
    </style:style>
    <style:style style:name="P37" style:family="paragraph" style:parent-style-name="Contents_20_1">
      <style:paragraph-properties>
        <style:tab-stops>
          <style:tab-stop style:position="0.3055in"/>
          <style:tab-stop style:position="5.8984in" style:type="right" style:leader-style="dotted" style:leader-text="."/>
        </style:tab-stops>
      </style:paragraph-properties>
    </style:style>
    <style:style style:name="T1" style:family="text">
      <style:text-properties fo:color="#000000" fo:font-size="19pt" fo:language="es" fo:country="ES" fo:font-weight="bold" officeooo:rsid="0013ba8f" style:font-size-asian="19pt" style:font-weight-asian="bold" style:font-size-complex="19pt"/>
    </style:style>
    <style:style style:name="T2" style:family="text">
      <style:text-properties fo:font-size="14pt" fo:language="es" fo:country="ES" style:font-size-asian="14pt" style:font-name-complex="Arial1" style:font-size-complex="14pt"/>
    </style:style>
    <style:style style:name="T3" style:family="text">
      <style:text-properties fo:font-size="14pt" fo:language="es" fo:country="ES" officeooo:rsid="0013ba8f" style:font-size-asian="14pt" style:font-name-complex="Arial1" style:font-size-complex="14pt"/>
    </style:style>
    <style:style style:name="T4" style:family="text">
      <style:text-properties fo:font-size="14pt" fo:language="es" fo:country="ES" officeooo:rsid="00159c2a" style:font-size-asian="14pt" style:font-name-complex="Arial1" style:font-size-complex="14pt"/>
    </style:style>
    <style:style style:name="T5" style:family="text">
      <style:text-properties fo:font-size="14pt" fo:language="es" fo:country="ES" fo:font-weight="bold" style:font-size-asian="14pt" style:font-weight-asian="bold" style:font-name-complex="Arial1" style:font-size-complex="14pt"/>
    </style:style>
    <style:style style:name="T6" style:family="text">
      <style:text-properties fo:font-size="14pt" fo:language="es" fo:country="ES" fo:font-weight="bold" officeooo:rsid="0013ba8f" style:font-size-asian="14pt" style:font-weight-asian="bold" style:font-name-complex="Arial1" style:font-size-complex="14pt"/>
    </style:style>
    <style:style style:name="T7" style:family="text">
      <style:text-properties style:font-name="Times New Roman" fo:language="es" fo:country="ES" style:font-name-complex="Times New Roman2"/>
    </style:style>
    <style:style style:name="T8" style:family="text">
      <style:text-properties style:font-name="Times New Roman" fo:language="es" fo:country="ES" fo:font-weight="bold" style:font-weight-asian="bold" style:font-name-complex="Times New Roman2"/>
    </style:style>
    <style:style style:name="T9" style:family="text">
      <style:text-properties style:font-name="Times New Roman" style:font-name-complex="Times New Roman2"/>
    </style:style>
    <style:style style:name="T10" style:family="text">
      <style:text-properties fo:language="es" fo:country="ES" style:language-asian="es" style:country-asian="ES" style:language-complex="ar" style:country-complex="SA"/>
    </style:style>
    <style:style style:name="T11" style:family="text">
      <style:text-properties text:display="true"/>
    </style:style>
    <style:style style:name="T12" style:family="text">
      <style:text-properties officeooo:rsid="0017cc23"/>
    </style:style>
    <style:style style:name="T13" style:family="text">
      <style:text-properties officeooo:rsid="0018ce7c"/>
    </style:style>
    <style:style style:name="T14" style:family="text">
      <style:text-properties officeooo:rsid="0018ffbd"/>
    </style:style>
    <style:style style:name="T15" style:family="text">
      <style:text-properties fo:font-weight="normal" style:font-weight-asian="normal" style:font-weight-complex="normal"/>
    </style:style>
    <style:style style:name="T16" style:family="text">
      <style:text-properties officeooo:rsid="001e15fc"/>
    </style:style>
    <style:style style:name="T17" style:family="text">
      <style:text-properties officeooo:rsid="001f42e4"/>
    </style:style>
    <style:style style:name="fr1" style:family="graphic" style:parent-style-name="Graphics">
      <style:graphic-properties fo:margin-left="0.1457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9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457in" fo:margin-right="0.1335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Standard"/>
      <text:p text:style-name="P17"><text:span text:style-name="Placeholder_20_Text"><text:span text:style-name="T1">Application of Genetic Algorithms for the optimization of combinatorial problems</text:span></text:span></text:p>
      <text:p text:style-name="P10"/>
      <text:p text:style-name="P23">Final Year Project Thesis</text:p>
      <text:p text:style-name="P24">Degree in Computer Science</text:p>
      <text:p text:style-name="P12"/>
      <text:p text:style-name="P12"/>
      <text:p text:style-name="P12"/>
      <text:p text:style-name="P12"/>
      <text:p text:style-name="P14"/>
      <text:p text:style-name="P15"><text:span text:style-name="T5">Aut</text:span><text:span text:style-name="T6">h</text:span><text:span text:style-name="T5">or</text:span><text:span text:style-name="T2">: </text:span><text:span text:style-name="T3">Juan Francisco Ariño Sales</text:span></text:p>
      <text:p text:style-name="P15"><text:span text:style-name="T5">Tutor</text:span><text:span text:style-name="T2">: </text:span><text:span text:style-name="T3">Federico Barber Sanchís</text:span></text:p>
      <text:p text:style-name="P16"><text:span text:style-name="T4">Course</text:span><text:span text:style-name="T2"> 2020-2021</text:span></text:p>
      <text:p text:style-name="P14"/>
      <text:p text:style-name="P13"/>
      <text:p text:style-name="P18"/>
      <text:p text:style-name="P35">Abstract</text:p>
      <text:p text:style-name="P21"><text:span text:style-name="T7">Lorem ipsum dolor sit amet, consectetur adipiscing elit. Sed nisi turpis, iaculis a pulvinar quis, luctus et lorem. Vestibulum ante ipsum primis in faucibus orci luctus et ultrices posuere cubilia Curae; Nullam vitae purus eros, id auctor dolor. </text:span><text:span text:style-name="T9">Sed et nisl quis nibh fermentum cursus ut at elit. </text:span><text:span text:style-name="T7">Etiam condimentum porta leo quis tempor. Quisque commodo lobortis aliquet. Etiam tincidunt, libero ut vehicula euismod, justo augue lobortis sem, et facilisis velit lacus tristique dolor.</text:span></text:p>
      <text:p text:style-name="P22"/>
      <text:p text:style-name="P22"/>
      <text:p text:style-name="P22"/>
      <text:p text:style-name="P22"/>
      <text:p text:style-name="P22"/>
      <text:p text:style-name="P22"/>
      <text:p text:style-name="P22"/>
      <text:p text:style-name="P21"><text:span text:style-name="T8">Palabras clave:</text:span><text:span text:style-name="T7"> integer, blandit, pharetra, urna, id. </text:span></text:p>
      <text:p text:style-name="P22"/>
      <text:p text:style-name="P36">Abstract</text:p>
      <text:p text:style-name="P21"><text:span text:style-name="T9">Lorem ipsum dolor sit amet, consectetur adipiscing elit. </text:span><text:span text:style-name="T7">Sed nisi turpis, iaculis a pulvinar quis, luctus et lorem. Vestibulum ante ipsum primis in faucibus orci luctus et ultrices posuere cubilia Curae; Nullam vitae purus eros, id auctor dolor. </text:span><text:span text:style-name="T9">Sed et nisl quis nibh fermentum cursus ut at elit. </text:span><text:span text:style-name="T7">Etiam condimentum porta leo quis tempor. Quisque commodo lobortis aliquet. Etiam tincidunt, libero ut vehicula euismod, justo augue lobortis sem, et facilisis velit lacus tristique dolor.</text:span></text:p>
      <text:p text:style-name="P22"/>
      <text:p text:style-name="P22"/>
      <text:p text:style-name="P22"/>
      <text:p text:style-name="P22"/>
      <text:p text:style-name="P11"/>
      <text:p text:style-name="P21"><text:span text:style-name="T8">Keywords :</text:span><text:span text:style-name="T7"> integer, blandit, pharetra, urna, id. </text:span></text:p>
      <text:p text:style-name="P9"><text:bookmark text:name="_GoBack"/></text:p>
      <text:p text:style-name="P11"/>
      <text:p text:style-name="P9"><text:soft-page-break/></text:p>
      <text:p text:style-name="P20"/>
      <text:p text:style-name="P36">Tabla de contenidos</text:p>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Toc325362195" text:style-name="Index_20_Link" text:visited-style-name="Index_20_Link"><text:span text:style-name="T9">1.</text:span></text:a><text:a xlink:type="simple" xlink:href="#_Toc325362195" text:style-name="Index_20_Link" text:visited-style-name="Index_20_Link"><text:span text:style-name="T10"><text:tab/></text:span></text:a><text:a xlink:type="simple" xlink:href="#_Toc325362195" text:style-name="Index_20_Link" text:visited-style-name="Index_20_Link"><text:span text:style-name="T9">Introducción</text:span></text:a><text:a xlink:type="simple" xlink:href="#_Toc325362195" text:style-name="Index_20_Link" text:visited-style-name="Index_20_Link"><text:span text:style-name="T11"><text:tab/>8</text:span></text:a></text:p>
          <text:p text:style-name="P9"/>
        </text:index-body>
      </text:table-of-content>
      <text:p text:style-name="P11"/>
      <text:p text:style-name="P26"/>
      <text:p text:style-name="P19"/>
      <text:list xml:id="list1868276179" text:style-name="WWNum4">
        <text:list-item>
          <text:h text:style-name="P33" text:outline-level="1"><text:bookmark-start text:name="_Toc325362195"/>Introduc<text:span text:style-name="T12">t</text:span>i<text:span text:style-name="T12">o</text:span>n<text:bookmark-end text:name="_Toc325362195"/></text:h>
        </text:list-item>
      </text:list>
      <text:p text:style-name="P32"/>
      <text:p text:style-name="P29">The Boolean satisfiability problem (SAT) consists of determining an assignment of variables such that <text:span text:style-name="T17">a</text:span> given Boolean expression evaluates to True, or proving no such expression exists, it was the first problem proven to be NP-Complete (Add sub reference to Cook-Levin theorem??) <text:span text:style-name="T14">which means that all other problems in the complexity class NP are at most as hard as SAT, thus finding an efficient general(Add sub reference telling of existence of specific sat solvers) SAT solver is bound to advance the now famous problem of P vs NP (Add sub reference to PvsNP?). </text:span></text:p>
      <text:p text:style-name="P30">This work attempts to study the behavior of genetic algorithms applied to the SAT problem, in order to determine if they can produce an adequate solver worthy of exploring in more depth. The best ranking genetic algorithms will be compared with some of the most popular open source SAT solvers.</text:p>
      <text:p text:style-name="P30"/>
      <text:p text:style-name="P31">1.1 Motivation</text:p>
      <text:p text:style-name="P28">A genetic algorithm is a <text:span text:style-name="T13">meta-heuristic</text:span> <text:span text:style-name="T13">designed to mimic the behavior of natural selection, it does so by evolving a population of candidate solutions towards better solutions through the use of biologically inspired operat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Arial" svg:font-family="Arial" style:font-family-generic="roman" style:font-pitch="variable"/>
    <style:font-face style:name="Georgia" svg:font-family="Georgia" style:font-family-generic="roman" style:font-pitch="variable"/>
    <style:font-face style:name="Perpetua Titling MT" svg:font-family="'Perpetua Titling 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en" fo:country="US" style:letter-kerning="false" style:font-name-asian="DejaVu Sans" style:font-size-asian="11pt" style:language-asian="en" style:country-asian="US" style:font-name-complex="DejaVu Sans"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Georgia" fo:font-size="11pt" fo:language="en" fo:country="US" style:letter-kerning="false" style:font-name-asian="DejaVu Sans" style:font-size-asian="11pt" style:language-asian="en" style:country-asian="US" style:font-name-complex="DejaVu Sans"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Trebuchet MS" fo:font-family="'Trebuchet MS'"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Trebuchet MS" fo:font-family="'Trebuchet MS'"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Trebuchet MS" fo:font-family="'Trebuchet MS'"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Trebuchet MS" fo:font-family="'Trebuchet MS'"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Trebuchet MS" fo:font-family="'Trebuchet MS'"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Trebuchet MS" fo:font-family="'Trebuchet MS'"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Trebuchet MS" fo:font-family="'Trebuchet MS'"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s" style:country-asian="ES" style:font-name-complex="Times New Roman2" style:font-family-complex="'Times New Roman'" style:font-family-generic-complex="system" style:font-pitch-complex="variable" style:font-size-complex="12pt"/>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Trebuchet MS" fo:font-family="'Trebuchet MS'"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style:font-name="Trebuchet MS" fo:font-family="'Trebuchet MS'"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Car" style:display-name="Título Car" style:family="text" style:parent-style-name="Default_20_Paragraph_20_Font">
      <style:text-properties style:font-name="Trebuchet MS" fo:font-family="'Trebuchet MS'"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Placeholder_20_Text" style:display-name="Placeholder Text" style:family="text" style:parent-style-name="Default_20_Paragraph_20_Font">
      <style:text-properties fo:color="#808080"/>
    </style:style>
    <style:style style:name="Título_20_2_20_Car" style:display-name="Título 2 Car" style:family="text" style:parent-style-name="Default_20_Paragraph_20_Font">
      <style:text-properties style:font-name="Trebuchet MS" fo:font-family="'Trebuchet MS'"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67afbd" style:text-underline-style="solid" style:text-underline-width="auto" style:text-underline-color="font-color"/>
    </style:style>
    <style:style style:name="Título_20_4_20_Car" style:display-name="Título 4 Car" style:family="text" style:parent-style-name="Default_20_Paragraph_20_Font">
      <style:text-properties style:font-name="Trebuchet MS" fo:font-family="'Trebuchet MS'"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7f7f7f"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6_20_Car" style:display-name="Título 6 Car" style:family="text" style:parent-style-name="Default_20_Paragraph_20_Font">
      <style:text-properties fo:color="#7f7f7f" style:font-name="Trebuchet MS" fo:font-family="'Trebuchet MS'"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7_20_Car" style:display-name="Título 7 Car" style:family="text" style:parent-style-name="Default_20_Paragraph_20_Font">
      <style:text-properties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style:font-name="Trebuchet MS" fo:font-family="'Trebuchet MS'"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style:font-name="Trebuchet MS" fo:font-family="'Trebuchet MS'"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ubtítulo_20_Car" style:display-name="Subtítulo Car" style:family="text" style:parent-style-name="Default_20_Paragraph_20_Font">
      <style:text-properties style:font-name="Trebuchet MS" fo:font-family="'Trebuchet MS'"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Cita_20_Car" style:display-name="Cita Car" style:family="text" style:parent-style-name="Default_20_Paragraph_20_Font">
      <style:text-properties fo:font-style="italic" style:font-style-asian="italic" style:font-style-complex="italic"/>
    </style:style>
    <style:style style:name="Cita_20_destacada_20_Car" style:display-name="Cita destacada C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9896in" fo:margin-left="-0.591in" fo:margin-top="0in" fo:margin-bottom="0in" table:align="left" style:writing-mode="lr-tb"/>
    </style:style>
    <style:style style:name="Table1.A" style:family="table-column">
      <style:table-column-properties style:column-width="3.7403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MP1" style:family="paragraph" style:parent-style-name="Standard">
      <style:paragraph-properties fo:margin-left="0in" fo:margin-right="0.3929in" fo:text-align="justify" style:justify-single-word="false" fo:text-indent="0in" style:auto-text-indent="false"/>
      <style:text-properties fo:font-size="9pt" fo:language="es" fo:country="ES" style:font-size-asian="9pt" style:font-size-complex="9pt"/>
    </style:style>
    <style:style style:name="MP2" style:family="paragraph" style:parent-style-name="Header">
      <style:paragraph-properties fo:text-align="end" style:justify-single-word="false"/>
    </style:style>
    <style:style style:name="MP3" style:family="paragraph" style:parent-style-name="Footer">
      <style:paragraph-properties fo:margin-top="0.1945in" fo:margin-bottom="0in" loext:contextual-spacing="false" style:line-height-at-least="0.1665in" fo:text-align="end" style:justify-single-word="false"/>
    </style:style>
    <style:style style:name="MP4" style:family="paragraph" style:parent-style-name="Footer">
      <style:paragraph-properties fo:margin-top="0.1945in" fo:margin-bottom="0in" loext:contextual-spacing="false" style:line-height-at-least="0.1665in"/>
    </style:style>
    <style:style style:name="MP5" style:family="paragraph" style:parent-style-name="Header">
      <style:paragraph-properties fo:margin-top="0in" fo:margin-bottom="0in" loext:contextual-spacing="false" fo:line-height="100%"/>
    </style:style>
    <style:style style:name="MP6" style:family="paragraph" style:parent-style-name="Header">
      <style:paragraph-properties fo:margin-top="0in" fo:margin-bottom="0in" loext:contextual-spacing="false" fo:line-height="100%" fo:text-align="end" style:justify-single-word="false"/>
    </style:style>
    <style:style style:name="MP7" style:family="paragraph" style:parent-style-name="Header">
      <style:paragraph-properties fo:text-align="center" style:justify-single-word="false"/>
      <style:text-properties style:font-name="Perpetua Titling MT" style:language-asian="es" style:country-asian="ES"/>
    </style:style>
    <style:style style:name="MP8" style:family="paragraph" style:parent-style-name="Header">
      <style:paragraph-properties fo:line-height="150%" fo:text-align="center" style:justify-single-word="false"/>
      <style:text-properties fo:color="#404040" style:font-name="Times New Roman" fo:font-size="16pt" fo:letter-spacing="0.0138in" fo:language="es" fo:country="ES" style:font-size-asian="16pt" style:language-asian="es" style:country-asian="ES" style:font-name-complex="Times New Roman2" style:font-size-complex="16pt"/>
    </style:style>
    <style:style style:name="MP9" style:family="paragraph" style:parent-style-name="Header">
      <style:paragraph-properties fo:line-height="150%" fo:text-align="center" style:justify-single-word="false"/>
      <style:text-properties fo:color="#404040" style:font-name="Times New Roman" fo:font-size="12pt" fo:letter-spacing="0.0138in" fo:language="es" fo:country="ES" style:font-size-asian="12pt" style:language-asian="es" style:country-asian="ES" style:font-name-complex="Times New Roman2" style:font-size-complex="12pt"/>
    </style:style>
    <style:style style:name="MT1" style:family="text"/>
    <style:style style:name="Mfr1" style:family="graphic" style:parent-style-name="Graphics">
      <style:graphic-properties fo:margin-left="0.1457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0209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1457in" fo:margin-right="0.1335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335in" fo:margin-bottom="0.2362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511in" style:dynamic-spacing="true"/>
      </style:header-style>
      <style:footer-style>
        <style:header-footer-properties fo:min-height="0.748in" fo:margin-left="0in" fo:margin-right="0in" fo:margin-top="0.7083in" style:dynamic-spacing="true"/>
      </style:footer-style>
    </style:page-layout>
    <style:page-layout style:name="Mpm2">
      <style:page-layout-properties fo:page-width="8.2681in" fo:page-height="11.6929in" style:num-format="1" style:print-orientation="portrait" fo:margin-top="0.4335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511in" style:dynamic-spacing="true"/>
      </style:header-style>
      <style:footer-style/>
    </style:page-layout>
  </office:automatic-styles>
  <office:master-styles>
    <style:master-page style:name="Standard" style:page-layout-name="Mpm1">
      <style:header>
        <text:p text:style-name="MP1"/>
      </style:header>
      <style:header-left>
        <text:p text:style-name="MP2"><text:span text:style-name="Placeholder_20_Text">[Título]</text:span></text:p>
      </style:header-left>
      <style:footer>
        <text:p text:style-name="MP3"><draw:frame draw:style-name="Mfr1" draw:name="Image1" text:anchor-type="char" svg:x="6.0898in" svg:y="-0.0264in" svg:width="0.3543in" svg:height="0.25in" draw:z-index="2"><draw:image xlink:href="Pictures/100002000000010C000000C17AF960B77B9556CD.png" xlink:type="simple" xlink:show="embed" xlink:actuate="onLoad" loext:mime-type="image/png"/><svg:desc>logo.png</svg:desc><draw:contour-polygon svg:width="3.9339in" svg:height="2.4602in" svg:viewBox="0 0 9992 6249" draw:points="-540,0 -540,1136 3345,6249 3900,6249 8342,6249 9452,567 9452,0" draw:recreate-on-edit="false"/></draw:frame><text:page-number text:select-page="current">7</text:page-number></text:p>
      </style:footer>
      <style:footer-left>
        <text:p text:style-name="MP4"><draw:frame draw:style-name="Mfr1" draw:name="0 Imagen" text:anchor-type="char" svg:x="-0.5252in" svg:y="-0.0472in" svg:width="0.3543in" svg:height="0.25in" draw:z-index="6"><draw:image xlink:href="Pictures/100002000000010C000000C17AF960B77B9556CD.png" xlink:type="simple" xlink:show="embed" xlink:actuate="onLoad" loext:mime-type="image/png"/><svg:desc>logo.png</svg:desc><draw:contour-polygon svg:width="3.9339in" svg:height="2.4602in" svg:viewBox="0 0 9992 6249" draw:points="-540,0 -540,1136 3345,6249 3900,6249 8342,6249 9452,567 9452,0" draw:recreate-on-edit="false"/></draw:frame><text:page-number text:select-page="current">4</text:page-number></text:p>
      </style:footer-left>
    </style:master-page>
    <style:master-page style:name="First_20_Page" style:display-name="First Page" style:page-layout-name="Mpm2" style:next-style-name="Standard">
      <style:header>
        <table:table table:name="Table1" table:style-name="Table1">
          <table:table-column table:style-name="Table1.A"/>
          <table:table-column table:style-name="Table1.B"/>
          <table:table-row table:style-name="Table1.1">
            <table:table-cell table:style-name="Table1.A1" office:value-type="string">
              <text:p text:style-name="MP5"><draw:frame draw:style-name="Mfr2" draw:name="Imagen 2" text:anchor-type="as-char" svg:width="2.7256in" svg:height="0.9638in" draw:z-index="7"><draw:image xlink:href="Pictures/10000000000003240000011CAC6B467F9C914155.jpg" xlink:type="simple" xlink:show="embed" xlink:actuate="onLoad" loext:mime-type="image/jpeg"/><svg:desc>C:\Documents and Settings\jaijicu1\Escritorio\portada PFC\marca_UPV_principal_color150.jpg</svg:desc></draw:frame></text:p>
            </table:table-cell>
            <table:table-cell table:style-name="Table1.A1" office:value-type="string">
              <text:p text:style-name="MP6"><draw:frame draw:style-name="Mfr3" draw:name="Imagen 1" text:anchor-type="as-char" svg:width="2.3571in" svg:height="1.0291in" draw:z-index="8"><draw:image xlink:href="Pictures/10000000000001D8000000CEC318FFDFA7ACD790.jpg" xlink:type="simple" xlink:show="embed" xlink:actuate="onLoad" loext:mime-type="image/jpeg"/><svg:desc>C:\Documents and Settings\jaijicu1\Escritorio\portada PFC\STINF_Principal_V_B.jpg</svg:desc></draw:frame></text:p>
            </table:table-cell>
          </table:table-row>
        </table:table>
        <text:p text:style-name="Header"/>
        <text:p text:style-name="MP7"/>
        <text:p text:style-name="MP7"/>
        <text:p text:style-name="MP7"/>
        <text:p text:style-name="MP8">Escola Tècnica Superior d’Enginyeria Informàtica</text:p>
        <text:p text:style-name="MP8"><draw:frame draw:style-name="Mfr4" draw:name="1 Imagen" text:anchor-type="char" svg:x="-1.202in" svg:y="4.1902in" svg:width="9.0126in" svg:height="5.0728in" draw:z-index="3"><draw:image xlink:href="Pictures/1000020100000400000002409E0F84E16EF37302.png" xlink:type="simple" xlink:show="embed" xlink:actuate="onLoad" loext:mime-type="image/png"/><svg:desc>faldon.png</svg:desc></draw:frame>Universitat Politècnica de València</text:p>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Sánchez Cervera</meta:initial-creator>
    <meta:editing-cycles>8</meta:editing-cycles>
    <meta:print-date>2012-05-02T09:48:00</meta:print-date>
    <meta:creation-date>2014-01-31T12:11:00</meta:creation-date>
    <dc:date>2020-05-07T00:21:42.504040063</dc:date>
    <meta:editing-duration>PT4H51M41S</meta:editing-duration>
    <meta:generator>LibreOffice/6.0.7.3$Linux_X86_64 LibreOffice_project/00m0$Build-3</meta:generator>
    <meta:document-statistic meta:table-count="1" meta:image-count="5" meta:object-count="0" meta:page-count="7" meta:paragraph-count="26" meta:word-count="392" meta:character-count="2541" meta:non-whitespace-character-count="2171"/>
    <meta:user-defined meta:name="AppVersion">14.0000</meta:user-defined>
    <meta:user-defined meta:name="Company">UP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